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18pt" style:text-underline-style="none" fo:font-weight="bold" officeooo:rsid="001f8be6" officeooo:paragraph-rsid="001f8be6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Cantarell" fo:font-size="18pt" style:text-underline-style="none" fo:font-weight="bold" officeooo:rsid="00278a0c" officeooo:paragraph-rsid="00278a0c" style:font-size-asian="15.75pt" style:font-weight-asian="bold" style:font-size-complex="18pt" style:font-weight-complex="bold"/>
    </style:style>
    <style:style style:name="P3" style:family="paragraph" style:parent-style-name="Standard" style:list-style-name="L1">
      <style:text-properties style:font-name="Cantarell" fo:font-size="12pt" style:text-underline-style="none" fo:font-weight="normal" officeooo:rsid="001f8be6" officeooo:paragraph-rsid="002b8b24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78a0c" style:font-size-asian="10.5pt" style:font-weight-asian="normal" style:font-size-complex="12pt" style:font-weight-complex="normal"/>
    </style:style>
    <style:style style:name="P5" style:family="paragraph" style:parent-style-name="Standard" style:list-style-name="L2">
      <style:text-properties style:font-name="Cantarell" fo:font-size="12pt" style:text-underline-style="none" fo:font-weight="normal" officeooo:rsid="00278a0c" officeooo:paragraph-rsid="002cb1d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Cantarell" fo:font-size="12pt" style:text-underline-style="none" fo:font-weight="bold" officeooo:rsid="001f8be6" officeooo:paragraph-rsid="002b8b24" style:font-size-asian="10.5pt" style:font-weight-asian="bold" style:font-size-complex="12pt" style:font-weight-complex="bold"/>
    </style:style>
    <style:style style:name="P7" style:family="paragraph" style:parent-style-name="Standard" style:list-style-name="L4">
      <style:text-properties style:font-name="Cantarell" fo:font-size="12pt" style:text-underline-style="solid" style:text-underline-width="auto" style:text-underline-color="font-color" officeooo:rsid="002af983" officeooo:paragraph-rsid="002af983" style:font-size-asian="10.5pt" style:font-size-complex="12pt"/>
    </style:style>
    <style:style style:name="P8" style:family="paragraph" style:parent-style-name="Standard">
      <style:text-properties style:font-name="Cantarell" fo:font-size="12pt" style:text-underline-style="solid" style:text-underline-width="auto" style:text-underline-color="font-color" fo:font-weight="bold" officeooo:rsid="002b8b24" officeooo:paragraph-rsid="002b8b24" style:font-size-asian="10.5pt" style:font-weight-asian="bold" style:font-size-complex="12pt" style:font-weight-complex="bold"/>
    </style:style>
    <style:style style:name="P9" style:family="paragraph" style:parent-style-name="Standard" style:list-style-name="L5">
      <style:text-properties style:font-name="Cantarell" fo:font-size="12pt" style:text-underline-style="solid" style:text-underline-width="auto" style:text-underline-color="font-color" fo:font-weight="bold" officeooo:rsid="002b8b24" officeooo:paragraph-rsid="002b8b24" style:font-size-asian="10.5pt" style:font-weight-asian="bold" style:font-size-complex="12pt" style:font-weight-complex="bold"/>
    </style:style>
    <style:style style:name="P10" style:family="paragraph" style:parent-style-name="Standard" style:list-style-name="L3">
      <style:text-properties style:font-name="Cantarell" officeooo:rsid="00275f70" officeooo:paragraph-rsid="00275f70"/>
    </style:style>
    <style:style style:name="P11" style:family="paragraph" style:parent-style-name="Standard" style:list-style-name="L3">
      <style:text-properties style:font-name="Cantarell" style:text-underline-style="solid" style:text-underline-width="auto" style:text-underline-color="font-color" officeooo:rsid="00278a0c" officeooo:paragraph-rsid="00278a0c"/>
    </style:style>
    <style:style style:name="P12" style:family="paragraph" style:parent-style-name="Standard" style:list-style-name="L3">
      <style:text-properties style:font-name="Cantarell" style:text-underline-style="solid" style:text-underline-width="auto" style:text-underline-color="font-color" officeooo:rsid="002cb1dd" officeooo:paragraph-rsid="002cb1dd"/>
    </style:style>
    <style:style style:name="P13" style:family="paragraph" style:parent-style-name="Standard">
      <style:text-properties style:font-name="Cantarell" fo:font-size="18pt" style:text-underline-style="none" fo:font-weight="bold" officeooo:rsid="001f8be6" officeooo:paragraph-rsid="002b8b24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Cantarell" fo:font-size="18pt" style:text-underline-style="solid" style:text-underline-width="auto" style:text-underline-color="font-color" officeooo:rsid="0029fa3b" officeooo:paragraph-rsid="0029fa3b" style:font-size-asian="15.75pt" style:font-size-complex="18pt"/>
    </style:style>
    <style:style style:name="P15" style:family="paragraph" style:parent-style-name="Standard">
      <style:text-properties style:font-name="Cantarell" fo:font-size="18pt" style:text-underline-style="solid" style:text-underline-width="auto" style:text-underline-color="font-color" fo:font-weight="bold" officeooo:rsid="0029fa3b" officeooo:paragraph-rsid="0029fa3b" style:font-size-asian="15.75pt" style:font-weight-asian="bold" style:font-size-complex="18pt" style:font-weight-complex="bold"/>
    </style:style>
    <style:style style:name="P16" style:family="paragraph" style:parent-style-name="Standard">
      <style:text-properties style:font-name="Cantarell" fo:font-size="18pt" style:text-underline-style="solid" style:text-underline-width="auto" style:text-underline-color="font-color" fo:font-weight="bold" officeooo:rsid="002b8b24" officeooo:paragraph-rsid="002b8b24" style:font-size-asian="18pt" style:font-weight-asian="bold" style:font-size-complex="18pt" style:font-weight-complex="bold"/>
    </style:style>
    <style:style style:name="P17" style:family="paragraph" style:parent-style-name="Standard">
      <style:text-properties style:font-name="Cantarell" fo:font-size="24pt" style:text-underline-style="none" fo:font-weight="bold" officeooo:rsid="001e9af9" officeooo:paragraph-rsid="001e9af9" style:font-size-asian="24pt" style:font-weight-asian="bold" style:font-size-complex="24pt" style:font-weight-complex="bold"/>
    </style:style>
    <style:style style:name="P18" style:family="paragraph" style:parent-style-name="Standard" style:list-style-name="L3">
      <style:text-properties officeooo:paragraph-rsid="0024014e"/>
    </style:style>
    <style:style style:name="P19" style:family="paragraph" style:parent-style-name="Standard" style:list-style-name="L3">
      <style:text-properties style:font-name="Liberation Serif" fo:font-size="12pt" style:text-underline-style="none" fo:font-weight="bold" officeooo:rsid="00207189" officeooo:paragraph-rsid="00207189" style:font-size-asian="10.5pt" style:font-weight-asian="bold" style:font-size-complex="12pt" style:font-weight-complex="bold"/>
    </style:style>
    <style:style style:name="P20" style:family="paragraph" style:parent-style-name="Standard" style:list-style-name="L3">
      <style:text-properties style:font-name="Liberation Serif" fo:font-size="12pt" style:text-underline-style="solid" style:text-underline-width="auto" style:text-underline-color="font-color" fo:font-weight="bold" officeooo:rsid="002e804f" officeooo:paragraph-rsid="00301008" style:font-size-asian="10.5pt" style:font-weight-asian="bold" style:font-size-complex="12pt" style:font-weight-complex="bold"/>
    </style:style>
    <style:style style:name="P21" style:family="paragraph" style:parent-style-name="Standard" style:list-style-name="L3">
      <style:text-properties officeooo:rsid="0024014e" officeooo:paragraph-rsid="0024014e"/>
    </style:style>
    <style:style style:name="P22" style:family="paragraph" style:parent-style-name="Standard" style:list-style-name="L6">
      <style:text-properties officeooo:paragraph-rsid="001e9af9"/>
    </style:style>
    <style:style style:name="P23" style:family="paragraph" style:parent-style-name="Standard" style:list-style-name="L6">
      <style:text-properties officeooo:paragraph-rsid="0023032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2b8909"/>
    </style:style>
    <style:style style:name="T3" style:family="text">
      <style:text-properties style:text-underline-style="none" officeooo:rsid="002b8b24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Cantarell"/>
    </style:style>
    <style:style style:name="T7" style:family="text">
      <style:text-properties style:font-name="Cantarell" style:text-underline-style="solid" style:text-underline-width="auto" style:text-underline-color="font-color"/>
    </style:style>
    <style:style style:name="T8" style:family="text">
      <style:text-properties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font-name="Cantarell" fo:font-weight="normal" style:font-weight-asian="normal" style:font-weight-complex="normal"/>
    </style:style>
    <style:style style:name="T10" style:family="text">
      <style:text-properties style:font-name="Cantarell" fo:font-weight="normal" officeooo:rsid="00217b14" style:font-weight-asian="normal" style:font-weight-complex="normal"/>
    </style:style>
    <style:style style:name="T11" style:family="text">
      <style:text-properties style:font-name="Cantarell" fo:font-size="12pt" style:text-underline-style="solid" style:text-underline-width="auto" style:text-underline-color="font-color" fo:font-weight="normal" officeooo:rsid="0024014e" style:font-size-asian="10.5pt" style:font-weight-asian="normal" style:font-size-complex="12pt" style:font-weight-complex="normal"/>
    </style:style>
    <style:style style:name="T12" style:family="text">
      <style:text-properties style:font-name="Cantarell" fo:font-size="12pt" style:text-underline-style="none" fo:font-weight="normal" officeooo:rsid="0024014e" style:font-size-asian="10.5pt" style:font-weight-asian="normal" style:font-size-complex="12pt" style:font-weight-complex="normal"/>
    </style:style>
    <style:style style:name="T13" style:family="text">
      <style:text-properties style:font-name="Cantarell" fo:font-size="12pt" style:text-underline-style="none" fo:font-weight="normal" officeooo:rsid="001e9af9" style:font-size-asian="12pt" style:font-weight-asian="normal" style:font-size-complex="12pt" style:font-weight-complex="normal"/>
    </style:style>
    <style:style style:name="T14" style:family="text">
      <style:text-properties style:font-name="Cantarell" fo:font-size="12pt" style:text-underline-style="none" fo:font-weight="normal" officeooo:rsid="00230322" style:font-size-asian="12pt" style:font-weight-asian="normal" style:font-size-complex="12pt" style:font-weight-complex="normal"/>
    </style:style>
    <style:style style:name="T15" style:family="text">
      <style:text-properties style:font-name="Cantarell" fo:font-size="12pt" style:text-underline-style="none" fo:font-weight="normal" officeooo:rsid="002b8b24" style:font-size-asian="12pt" style:font-weight-asian="normal" style:font-size-complex="12pt" style:font-weight-complex="normal"/>
    </style:style>
    <style:style style:name="T16" style:family="text">
      <style:text-properties style:font-name="Cantarell" officeooo:rsid="0024014e"/>
    </style:style>
    <style:style style:name="T17" style:family="text">
      <style:text-properties style:font-name="Cantarell" style:text-underline-style="none" fo:font-weight="normal" style:font-weight-asian="normal" style:font-weight-complex="normal"/>
    </style:style>
    <style:style style:name="T18" style:family="text">
      <style:text-properties style:font-name="Cantarell" style:text-underline-style="none" fo:font-weight="normal" officeooo:rsid="00217b14" style:font-weight-asian="normal" style:font-weight-complex="normal"/>
    </style:style>
    <style:style style:name="T19" style:family="text">
      <style:text-properties officeooo:rsid="00278a0c"/>
    </style:style>
    <style:style style:name="T20" style:family="text">
      <style:text-properties officeooo:rsid="0028af38"/>
    </style:style>
    <style:style style:name="T21" style:family="text">
      <style:text-properties officeooo:rsid="002cb1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ryan Dalal</text:p>
      <text:list text:style-name="L6">
        <text:list-header>
          <text:p text:style-name="P22"><text:span text:style-name="T13">Contact No: +91-8652207970</text:span></text:p>
          <text:p text:style-name="P22"><text:span text:style-name="T13">E-mail : </text:span><text:a xlink:type="simple" xlink:href="mailto:aryan.d.dalal@gmail.com" text:style-name="Internet_20_link" text:visited-style-name="Visited_20_Internet_20_Link">aryan.d.dalal@gmail.com</text:a></text:p>
          <text:p text:style-name="P23"><text:span text:style-name="T14">GitHub : </text:span><text:a xlink:type="simple" xlink:href="https://github.com/spicybeanos" text:style-name="Internet_20_link" text:visited-style-name="Visited_20_Internet_20_Link">https://github.com/spicybeanos</text:a></text:p>
          <text:p text:style-name="P22"><text:span text:style-name="T13">DOB : </text:span><text:span text:style-name="T15">0</text:span><text:span text:style-name="T13">2/</text:span><text:span text:style-name="T15">01</text:span><text:span text:style-name="T13">/2004.</text:span></text:p>
        </text:list-header>
      </text:list>
      <text:p text:style-name="P2">Skills</text:p>
      <text:list text:style-name="L2">
        <text:list-item>
          <text:p text:style-name="P5">C# , Java , C, Python, <text:span text:style-name="T20">Unity</text:span></text:p>
        </text:list-item>
        <text:list-item>
          <text:p text:style-name="P5"><text:span text:style-name="T21">OOP, Network Programming</text:span></text:p>
        </text:list-item>
        <text:list-item>
          <text:p text:style-name="P4">Svelte , React, HTML, CSS, JavaScript</text:p>
        </text:list-item>
      </text:list>
      <text:p text:style-name="P1">Project<text:span text:style-name="T19">s</text:span></text:p>
      <text:list text:style-name="L3">
        <text:list-item>
          <text:p text:style-name="P19"><text:span text:style-name="T8">Object Byte Converter (C#) :</text:span><text:span text:style-name="T9"> Serializes an object to an array of bytes. It can serialize signed/unsigned 8-64 bit integers, strings, </text:span><text:span text:style-name="T10">user-defined objects</text:span><text:span text:style-name="T9"> ,</text:span><text:span text:style-name="T10">and arrays of the former. GitHub link : </text:span><text:a xlink:type="simple" xlink:href="https://github.com/spicybeanos/ObjectByteConverter" text:style-name="Internet_20_link" text:visited-style-name="Visited_20_Internet_20_Link"><text:span text:style-name="T10">https://github.com/spicybeanos/ObjectByteConverter</text:span></text:a></text:p>
        </text:list-item>
        <text:list-item>
          <text:p text:style-name="P18"><text:span text:style-name="T11">Svelte Website made for a Hackathon (svelte,html,css,js,node) : </text:span><text:span text:style-name="T12">A website to showcase our idea and service for the MIT- BLR’s tech-fest’s Hackathon organised by NSS </text:span><text:span text:style-name="T6">.</text:span><text:span text:style-name="T16">GitHub link : </text:span><text:a xlink:type="simple" xlink:href="https://github.com/spicybeanos/PLEXAAR" text:style-name="Internet_20_link" text:visited-style-name="Visited_20_Internet_20_Link"><text:span text:style-name="T16">https://github.com/spicybeanos/PLEXAAR</text:span></text:a></text:p>
        </text:list-item>
        <text:list-item>
          <text:p text:style-name="P21"><text:span text:style-name="T7">Simple Inventory system for games (C#) :</text:span><text:span text:style-name="T6"> A simple inventory system that can keep track of “items” and their count , and handle transaction of these “items”. Used “Result&lt;T&gt;” design pattern . GitHub link : </text:span><text:a xlink:type="simple" xlink:href="https://github.com/spicybeanos/SimpleInventory" text:style-name="Internet_20_link" text:visited-style-name="Visited_20_Internet_20_Link"><text:span text:style-name="T6">https://github.com/spicybeanos/SimpleInventory</text:span></text:a></text:p>
        </text:list-item>
        <text:list-item>
          <text:p text:style-name="P10"><text:span text:style-name="T5">Player Scripts for handling Inventory (C#) :</text:span> <text:s/>Scripts for handling the inventory of a player and transactions of “items” between the inventory of a player and other objects that have an inventory (eg “storage container”). Depends on “SimpleInventory” previously mentioned. GitHub link : <text:a xlink:type="simple" xlink:href="https://github.com/spicybeanos/PlayerScripts" text:style-name="Internet_20_link" text:visited-style-name="Visited_20_Internet_20_Link">https://github.com/spicybeanos/PlayerScripts</text:a></text:p>
        </text:list-item>
        <text:list-item>
          <text:p text:style-name="P11">Front end for a Home budget management website (React,js,css)<text:span text:style-name="T1">: React website for dbms project. Used the “Material-UI” library. GitHub link: </text:span><text:a xlink:type="simple" xlink:href="https://github.com/spicybeanos/dbms-frontend" text:style-name="Internet_20_link" text:visited-style-name="Visited_20_Internet_20_Link">https://github.com/spicybeanos/dbms-frontend</text:a></text:p>
        </text:list-item>
        <text:list-item>
          <text:p text:style-name="P12">Bedrock programming language (WIP) (C#)<text:span text:style-name="T1">: A prototype interpreted language that I’m working on as a hobby project. GitHub link : </text:span><text:a xlink:type="simple" xlink:href="https://github.com/spicybeanos/Bedrock/tree/New-Lexer" text:style-name="Internet_20_link" text:visited-style-name="Visited_20_Internet_20_Link"><text:span text:style-name="T5">https://github.com/spicybeanos/Bedrock/tree/New-Lexer</text:span></text:a></text:p>
        </text:list-item>
        <text:list-item>
          <text:p text:style-name="P20"><text:span text:style-name="T18">M</text:span><text:span text:style-name="T17">inecraft copy attempt (Unity, C#): An early attempt to make the game “Minecraft” in unity. GitHub link : </text:span><text:a xlink:type="simple" xlink:href="https://github.com/spicybeanos/minecraft-copy-attempt" text:style-name="Internet_20_link" text:visited-style-name="Visited_20_Internet_20_Link"><text:span text:style-name="T8">https://github.com/spicybeanos/minecraft-copy-attempt</text:span></text:a></text:p>
        </text:list-item>
      </text:list>
      <text:p text:style-name="P14"><text:span text:style-name="T1"/></text:p>
      <text:p text:style-name="P15"><text:span text:style-name="T1">Experience</text:span></text:p>
      <text:list text:style-name="L4">
        <text:list-item>
          <text:p text:style-name="P7"><text:span text:style-name="T1">Code Jam 2022-2023 competitive programming competition at MIT Bengaluru</text:span></text:p>
        </text:list-item>
        <text:list-item>
          <text:p text:style-name="P7"><text:span text:style-name="T1">ACM Hackathon 2023 at MIT Bengaluru</text:span></text:p>
        </text:list-item>
        <text:list-item>
          <text:p text:style-name="P7"><text:soft-page-break/><text:span text:style-name="T1">NSS Hackathon at TechSolstice 2024 at MIT Bengaluru</text:span></text:p>
        </text:list-item>
        <text:list-item>
          <text:p text:style-name="P7"><text:span text:style-name="T1">Organised competitive programming events “Code Wars” at TechSolstice- </text:span><text:span text:style-name="T3">April </text:span><text:span text:style-name="T1">2023 <text:s/>at MIT Bengaluru</text:span></text:p>
        </text:list-item>
        <text:list-item>
          <text:p text:style-name="P7"><text:span text:style-name="T1">Organised competitive programming events “Code Play” at TechSolstice- </text:span><text:span text:style-name="T3">April </text:span><text:span text:style-name="T1">2023 at MIT Bengaluru</text:span></text:p>
        </text:list-item>
        <text:list-item>
          <text:p text:style-name="P7"><text:span text:style-name="T1">Game Developer lead at Codex February 2023 – Present</text:span></text:p>
        </text:list-item>
        <text:list-item>
          <text:p text:style-name="P7"><text:span text:style-name="T1">Organized “GameForge” code-along </text:span><text:span text:style-name="T2">October </text:span><text:span text:style-name="T1">2023</text:span></text:p>
        </text:list-item>
        <text:list-item>
          <text:p text:style-name="P7"><text:span text:style-name="T1">Organized “DevDen” code-along </text:span><text:span text:style-name="T2">February </text:span><text:span text:style-name="T1">2023</text:span></text:p>
        </text:list-item>
      </text:list>
      <text:p text:style-name="P6"/>
      <text:p text:style-name="P13">Relevant Course work</text:p>
      <text:list text:style-name="L1">
        <text:list-item>
          <text:p text:style-name="P3">Data structures</text:p>
        </text:list-item>
        <text:list-item>
          <text:p text:style-name="P3">Object oriented programming</text:p>
        </text:list-item>
        <text:list-item>
          <text:p text:style-name="P3"><text:span text:style-name="T1">Database management systems</text:span></text:p>
        </text:list-item>
      </text:list>
      <text:p text:style-name="P8"><text:span text:style-name="T1"/></text:p>
      <text:p text:style-name="P16"><text:span text:style-name="T1">Education</text:span></text:p>
      <text:list text:style-name="L5">
        <text:list-item>
          <text:p text:style-name="P9"><text:span text:style-name="T4">Bachelor of Technology – BTech, Computer Science Engineering | Manipal Institute of Technology, Bengaluru (2022 – 2026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22:11:33.684984853</meta:creation-date>
    <dc:date>2024-05-14T01:52:35.059000000</dc:date>
    <meta:editing-duration>PT1H3M38S</meta:editing-duration>
    <meta:editing-cycles>11</meta:editing-cycles>
    <meta:generator>LibreOffice/24.2.1.2$Windows_X86_64 LibreOffice_project/db4def46b0453cc22e2d0305797cf981b68ef5ac</meta:generator>
    <meta:print-date>2024-05-14T01:11:06.902000000</meta:print-date>
    <meta:printed-by>PDF files</meta:printed-by>
    <meta:document-statistic meta:table-count="0" meta:image-count="0" meta:object-count="0" meta:page-count="2" meta:paragraph-count="32" meta:word-count="355" meta:character-count="2542" meta:non-whitespace-character-count="2240"/>
  </office:meta>
</office:document-meta>
</file>